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1181in" fo:margin-bottom="0in" loext:contextual-spacing="false" fo:text-align="justify" style:justify-single-word="false"/>
      <style:text-properties officeooo:paragraph-rsid="0052c4fe"/>
    </style:style>
    <style:style style:name="P2"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weight="bold" officeooo:rsid="0052c4fe" officeooo:paragraph-rsid="00bccbca" style:font-weight-asian="bold" style:font-weight-complex="bold"/>
    </style:style>
    <style:style style:name="P3"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014be77" officeooo:paragraph-rsid="00bccbca" style:font-size-asian="13pt" style:font-weight-asian="bold" style:font-size-complex="13pt" style:font-weight-complex="bold"/>
    </style:style>
    <style:style style:name="P4" style:family="paragraph" style:parent-style-name="Text_20_body">
      <style:paragraph-properties fo:margin-top="0in" fo:margin-bottom="0.0043in" loext:contextual-spacing="false" fo:text-align="center" style:justify-single-word="false"/>
      <style:text-properties style:font-name="LM Sans Demi Cond 10" fo:font-size="14pt" fo:font-weight="bold" officeooo:rsid="0180da45" officeooo:paragraph-rsid="0180da45" style:font-size-asian="14pt" style:font-weight-asian="bold" style:font-size-complex="14pt" style:font-weight-complex="bold"/>
    </style:style>
    <style:style style:name="P5" style:family="paragraph" style:parent-style-name="Text_20_body">
      <style:paragraph-properties fo:margin-top="0in" fo:margin-bottom="0.0043in" loext:contextual-spacing="false" fo:text-align="center" style:justify-single-word="false"/>
      <style:text-properties style:font-name="LM Sans Demi Cond 10" fo:font-size="13pt" fo:font-weight="bold" officeooo:rsid="01852e2d" officeooo:paragraph-rsid="01852e2d" style:font-size-asian="13pt" style:font-weight-asian="bold" style:font-size-complex="13pt" style:font-weight-complex="bold"/>
    </style:style>
    <style:style style:name="P6" style:family="paragraph" style:parent-style-name="Text_20_body">
      <style:paragraph-properties fo:text-align="justify" style:justify-single-word="false"/>
      <style:text-properties style:font-name="LM Sans Demi Cond 10" fo:font-weight="bold" officeooo:paragraph-rsid="00bccbca" style:font-weight-asian="bold" style:font-weight-complex="bold"/>
    </style:style>
    <style:style style:name="P7" style:family="paragraph" style:parent-style-name="Text_20_body">
      <style:paragraph-properties fo:text-align="justify" style:justify-single-word="false"/>
      <style:text-properties style:font-name="LM Sans Demi Cond 10" fo:font-weight="normal" officeooo:rsid="0180da45" officeooo:paragraph-rsid="0180da45" style:font-weight-asian="normal" style:font-weight-complex="normal"/>
    </style:style>
    <style:style style:name="P8" style:family="paragraph" style:parent-style-name="Text_20_body">
      <style:paragraph-properties fo:text-align="justify" style:justify-single-word="false"/>
      <style:text-properties style:font-name="LM Sans Demi Cond 10" fo:font-weight="normal" officeooo:rsid="0180da45" officeooo:paragraph-rsid="01831b28" style:font-weight-asian="normal" style:font-weight-complex="normal"/>
    </style:style>
    <style:style style:name="P9" style:family="paragraph" style:parent-style-name="Text_20_body">
      <style:paragraph-properties fo:text-align="justify" style:justify-single-word="false"/>
      <style:text-properties style:font-name="LM Sans Demi Cond 10" fo:font-weight="normal" officeooo:rsid="018140a2" officeooo:paragraph-rsid="018140a2" style:font-weight-asian="normal" style:font-weight-complex="normal"/>
    </style:style>
    <style:style style:name="P10" style:family="paragraph" style:parent-style-name="Text_20_body">
      <style:paragraph-properties fo:text-align="justify" style:justify-single-word="false" fo:padding="0.0193in" fo:border-left="none" fo:border-right="none" fo:border-top="none" fo:border-bottom="0.06pt solid #808000" style:shadow="none"/>
      <style:text-properties style:font-name="LM Sans Demi Cond 10" fo:font-size="11pt" fo:font-weight="bold" officeooo:rsid="0052c4fe" officeooo:paragraph-rsid="00bccbca" style:font-size-asian="11pt" style:font-weight-asian="bold" style:font-size-complex="11pt" style:font-weight-complex="bold"/>
    </style:style>
    <style:style style:name="T1" style:family="text">
      <style:text-properties style:use-window-font-color="true" fo:font-size="12pt" fo:font-weight="normal" style:font-size-asian="12pt" style:font-weight-asian="normal" style:font-size-complex="12pt" style:font-weight-complex="normal"/>
    </style:style>
    <style:style style:name="T2" style:family="text">
      <style:text-properties style:use-window-font-color="true" fo:font-size="8pt" fo:font-weight="normal" style:font-size-asian="8pt" style:font-weight-asian="normal" style:font-size-complex="8pt" style:font-weight-complex="normal"/>
    </style:style>
    <style:style style:name="T3" style:family="text">
      <style:text-properties style:use-window-font-color="true" fo:font-size="8pt" fo:font-weight="normal" officeooo:rsid="0052c4fe" style:font-size-asian="8pt" style:font-weight-asian="normal" style:font-size-complex="8pt" style:font-weight-complex="normal"/>
    </style:style>
    <style:style style:name="T4" style:family="text">
      <style:text-properties fo:color="#b22222"/>
    </style:style>
    <style:style style:name="T5" style:family="text">
      <style:text-properties officeooo:rsid="005350f3"/>
    </style:style>
    <style:style style:name="T6" style:family="text">
      <style:text-properties officeooo:rsid="005612e0"/>
    </style:style>
    <style:style style:name="T7" style:family="text">
      <style:text-properties officeooo:rsid="018140a2"/>
    </style:style>
    <style:style style:name="T8" style:family="text">
      <style:text-properties fo:font-style="italic" style:font-style-asian="italic" style:font-style-complex="italic"/>
    </style:style>
    <style:style style:name="T9" style:family="text">
      <style:text-properties fo:font-style="italic" officeooo:rsid="018140a2" style:font-style-asian="italic" style:font-style-complex="italic"/>
    </style:style>
    <style:style style:name="T10" style:family="text">
      <style:text-properties officeooo:rsid="0184e3f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MODELOS DE COMPUTACION</text:span></text:p>
      <text:p text:style-name="P5">Práctica de LEX</text:p>
      <text:p text:style-name="P3">Curso 201<text:span text:style-name="T5">8</text:span>-1<text:span text:style-name="T5">9</text:span></text:p>
      <text:p text:style-name="P6"/>
      <text:p text:style-name="P2"><text:span text:style-name="T4">Autor</text:span><text:span text:style-name="T4"><text:note text:id="ftn1" text:note-class="footnote"><text:note-citation>1</text:note-citation><text:note-body><text:p text:style-name="P1"><text:span text:style-name="T1"><text:s/></text:span><text:span text:style-name="T3">Como autor d</text:span><text:span text:style-name="T2">eclar</text:span><text:span text:style-name="T3">o</text:span><text:span text:style-name="T2"> que los contenidos del presente documento son originales y elaborados por </text:span><text:span text:style-name="T3">mi</text:span><text:span text:style-name="T2">. De no cumplir con este compromiso, </text:span><text:span text:style-name="T3">soy</text:span><text:span text:style-name="T2"> consciente de que, de acuerdo con la “</text:span><text:a xlink:type="simple" xlink:href="http://www.ugr.es/~minpet/pages/enpdf/normativaevaluacionycalificacion.pdf" text:style-name="Internet_20_link" text:visited-style-name="Visited_20_Internet_20_Link"><text:span text:style-name="Internet_20_link"><text:span text:style-name="T2">Normativa de evaluación y de calificaciones de los estudiantes de la Universidad de Granada</text:span></text:span></text:a><text:span text:style-name="T2">” esto “conllevará la calificación numérica de cero … independientemente del resto de calificaciones que el estudiante hubiera obtenido ...”</text:span></text:p></text:note-body></text:note></text:span><text:span text:style-name="T4">:</text:span> <text:span text:style-name="T6">Víctor García Carrera</text:span></text:p>
      <text:p text:style-name="P6"/>
      <text:p text:style-name="P8">El ejercicio llevado a cabo pretende ser una aproximación al funcionamiento de un robot de indexación de páginas webs, como lo puede ser GoogleBot. Utilizando LEX como analizador léxico, partimos del análisis de ficheros HTML como el fichero provisto <text:span text:style-name="T8">ANALISIS</text:span>. El programa implementado busca los enlaces existentes en la página web y los va almacenando en un fichero <text:span text:style-name="T8">web</text:span><text:span text:style-name="T9">s</text:span><text:span text:style-name="T8">.txt</text:span>. Al mismo tiempo, busca determinadas palabras clave que nosotros establecemos, como lo han sido en este caso los términos <text:span text:style-name="T8">atomo, universo</text:span> y <text:span text:style-name="T8">luz</text:span>. Al encontrar cualquier coincidencia, la muestra por pantalla, junto con la línea analizada en la que se encontró y el número de coincidencias que lleva hasta el momento.</text:p>
      <text:p text:style-name="P8"/>
      <text:p text:style-name="P8">Esta aplicación puede ser realmente útil, pues se pueden implementar diversas funciones muy interesantes. Podríamos utilizar las urls almacenadas en el fichero <text:span text:style-name="T8">web</text:span><text:span text:style-name="T9">s</text:span><text:span text:style-name="T8">.txt</text:span> para descargar su fichero HTML y repetir este proceso de forma <text:span text:style-name="T7">recursiva</text:span> (debido al gran número de enlaces que suelen contener a día de hoy las páginas webs), partiendo de un fichero HTML inicial y buscando las palabras clave no solo en esa web, sino en todas aquellas que aparecen referenciadas en esa web de partida. Deberíamos establecer un número máximo de webs analizadas o coincidencias, a elección del objetivo que busquemos. Podemos mejorar la búsqueda y análisis de las urls utilizando un segundo fichero <text:span text:style-name="T8">analyzedwebs.txt</text:span> donde fueramos metiendo los enlaces de las webs analizadas a fin de no repetir búsquedas innecesarias. Finalmente, otro posible uso es el mencionado al principio del documento de <text:span text:style-name="T7">crear un robot de indexación, donde mantenga registro del número de veces que aparece un dominio o url y al final el robot pueda determinar que webs son las más relevantes al aparecer un mayor número de veces o a través de cualquier otro posible método de cálculo de la relevancia.</text:span></text:p>
      <text:p text:style-name="P7"/>
      <text:p text:style-name="P9">Añadir que <text:span text:style-name="T10">el análisis recursivo de</text:span> nuevas páginas webs en las urls encontradas está casi totalmente implementada, solo que algunos problemas relativos al tamaño máximo YYLEN de la cadena yytext (<text:span text:style-name="T10">cadena que contiene el texto que analiza LEX</text:span>) y algunos campos HTML de longitud excesiva han impedido completarlo. Sin embargo, destacar el esfuerzo que ha supuesto y el trabajo realizado en esta parte, pues con algunas pequeñas modificaciones estaría completamente implementado ese buscador de palabras claves en páginas webs y analizador de todos los enlaces de <text:span text:style-name="T10">la misma</text:span>.</text:p>
      <text:p text:style-name="P7"/>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M Sans Demi Cond 10" svg:font-family="'LM Sans Demi Cond 10'"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text-align="justify" style:justify-single-word="false"/>
      <style:text-properties style:font-name="LM Sans Demi Cond 10" fo:font-family="'LM Sans Demi Cond 10'" style:font-family-generic="swiss" style:font-pitch="variable" fo:font-size="11pt" fo:font-weight="bold" officeooo:rsid="0052c4fe" style:font-size-asian="11pt" style:font-weight-asian="bold" style:font-size-complex="11pt" style:font-weight-complex="bold"/>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é Antonio Gómez Hernández</meta:initial-creator>
    <meta:creation-date>2013-10-03T08:19:26</meta:creation-date>
    <dc:date>2018-12-21T23:56:27.155922150</dc:date>
    <meta:editing-duration>P1DT8H45M8S</meta:editing-duration>
    <meta:editing-cycles>184</meta:editing-cycles>
    <meta:generator>LibreOffice/5.1.6.2$Linux_X86_64 LibreOffice_project/10m0$Build-2</meta:generator>
    <meta:printed-by>José Antonio Gómez Hernández</meta:printed-by>
    <meta:print-date>2013-10-03T11:05:59</meta:print-date>
    <meta:document-statistic meta:table-count="0" meta:image-count="0" meta:object-count="0" meta:page-count="1" meta:paragraph-count="8" meta:word-count="460" meta:character-count="2904" meta:non-whitespace-character-count="2451"/>
  </office:meta>
</office:document-meta>
</file>